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C000000D795F2FE1B.png" manifest:media-type="image/png"/>
  <manifest:file-entry manifest:full-path="Pictures/10000001000001CC000000D723A48598.png" manifest:media-type="image/png"/>
  <manifest:file-entry manifest:full-path="Pictures/10000001000001CC000000D7CF1EB08C.png" manifest:media-type="image/png"/>
  <manifest:file-entry manifest:full-path="Pictures/10000001000001CC000000D763632CC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Heavy" svg:font-family="'MiSans Heavy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14.038cm" fo:min-width="7.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89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center" fo:min-height="10.09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6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60%" draw:textarea-horizontal-align="center" draw:textarea-vertical-align="middle" draw:auto-grow-height="true" draw:auto-grow-width="false" fo:min-height="1.25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ff0000" draw:opacity="60%" draw:textarea-horizontal-align="center" draw:textarea-vertical-align="middle" draw:auto-grow-height="true" draw:auto-grow-width="false" fo:min-height="1.652cm" fo:min-width="0cm" loext:decorative="false"/>
      <style:paragraph-properties style:writing-mode="lr-tb"/>
    </style:style>
    <style:style style:name="P1" style:family="paragraph">
      <loext:graphic-properties draw:fill="solid" draw:fill-color="#ea75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MiSans" fo:font-size="13pt" fo:text-shadow="none" style:font-name-asian="MiSans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ff" loext:opacity="100%" style:font-name="MiSans Heavy" fo:font-size="28pt" fo:letter-spacing="normal" fo:text-shadow="1pt 1pt" fo:font-weight="bold" style:font-name-asian="MiSans Heavy" style:font-size-asian="28pt" style:font-size-complex="28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000000" draw:opacity="60%"/>
      <style:paragraph-properties fo:text-align="center"/>
      <style:text-properties fo:color="#ffffff" loext:opacity="100%" style:font-name="MiSans" fo:font-size="13pt" fo:font-style="normal" fo:text-shadow="1pt 1pt" style:font-name-asian="MiSans" style:font-size-asian="13pt" style:font-style-asian="normal" style:font-size-complex="13pt" style:font-style-complex="normal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solid" draw:fill-color="#ff0000" draw:opacity="60%"/>
      <style:paragraph-properties fo:text-align="center"/>
      <style:text-properties fo:color="#ffffff" loext:opacity="100%" style:font-name="MiSans" fo:font-size="18pt" fo:font-style="normal" fo:text-shadow="1pt 1pt" fo:font-weight="bold" style:font-name-asian="MiSans" style:font-size-asian="18pt" style:font-style-asian="normal" style:font-size-complex="18pt" style:font-style-complex="normal"/>
    </style:style>
    <style:style style:name="T1" style:family="text">
      <style:text-properties fo:color="#ffffff" loext:opacity="100%" style:font-name="MiSans" fo:font-size="26pt" fo:text-shadow="none" style:font-name-asian="MiSans" style:font-size-asian="26pt" style:font-size-complex="26pt"/>
    </style:style>
    <style:style style:name="T2" style:family="text">
      <style:text-properties fo:color="#ffffff" loext:opacity="100%" style:font-name="MiSans Heavy" fo:font-size="72pt" fo:letter-spacing="normal" fo:text-shadow="1pt 1pt" fo:font-weight="bold" style:font-name-asian="MiSans Heavy" style:font-size-asian="72pt" style:font-size-complex="72pt"/>
    </style:style>
    <style:style style:name="T3" style:family="text">
      <style:text-properties style:font-name="Iosevka Medium" fo:font-size="18pt" style:font-size-asian="18pt" style:font-size-complex="18pt"/>
    </style:style>
    <style:style style:name="T4" style:family="text">
      <style:text-properties fo:color="#ffffff" loext:opacity="100%" style:font-name="MiSans" fo:font-size="26pt" fo:font-style="normal" fo:text-shadow="1pt 1pt" style:font-name-asian="MiSans" style:font-size-asian="26pt" style:font-style-asian="normal" style:font-size-complex="26pt" style:font-style-complex="normal"/>
    </style:style>
    <style:style style:name="T5" style:family="text">
      <style:text-properties fo:color="#ffffff" loext:opacity="100%" style:font-name="MiSans" fo:font-size="40pt" fo:font-style="normal" fo:text-shadow="1pt 1pt" style:font-name-asian="MiSans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5cm" svg:height="1.839cm" svg:x="0cm" svg:y="0.361cm">
          <draw:text-box>
            <text:p text:style-name="P2"><text:span text:style-name="T1">部分三方</text:span><text:span text:style-name="T1">DLC</text:span></text:p>
          </draw:text-box>
        </draw:frame>
        <draw:frame draw:style-name="gr3" draw:text-style-name="P4" draw:layer="layout" svg:width="8.558cm" svg:height="4cm" svg:x="7.727cm" svg:y="10cm">
          <draw:image xlink:href="Pictures/10000001000001CC000000D7CF1EB08C.png" xlink:type="simple" xlink:show="embed" xlink:actuate="onLoad" draw:mime-type="image/png">
            <text:p/>
          </draw:image>
        </draw:frame>
        <draw:frame draw:style-name="gr4" draw:text-style-name="P5" draw:layer="layout" svg:width="7.142cm" svg:height="10.349cm" svg:x="0.108cm" svg:y="2.573cm">
          <draw:text-box>
            <text:p text:style-name="P2"><text:span text:style-name="T2">简体</text:span></text:p>
            <text:p text:style-name="P2"><text:span text:style-name="T2">中文</text:span></text:p>
            <text:p text:style-name="P2"><text:span text:style-name="T2">汉化</text:span></text:p>
          </draw:text-box>
        </draw:frame>
        <draw:frame draw:style-name="gr5" draw:text-style-name="P6" draw:layer="layout" svg:width="8.75cm" svg:height="3.435cm" svg:x="16.5cm" svg:y="10.35cm">
          <draw:text-box>
            <text:p><text:span text:style-name="T3">Third-Party DLC Simplified Chinese Localisation</text:span><text:span text:style-name="T3"><text:line-break/></text:span><text:span text:style-name="T3">by Smallg0at</text:span></text:p>
          </draw:text-box>
        </draw:frame>
        <draw:frame draw:style-name="gr3" draw:text-style-name="P4" draw:layer="layout" svg:width="9.095cm" svg:height="4.25cm" svg:x="7.75cm" svg:y="5.75cm">
          <draw:image xlink:href="Pictures/10000001000001CC000000D723A48598.png" xlink:type="simple" xlink:show="embed" xlink:actuate="onLoad" draw:mime-type="image/png">
            <text:p/>
          </draw:image>
        </draw:frame>
        <draw:frame draw:style-name="gr6" draw:text-style-name="P7" draw:layer="layout" svg:width="2.75cm" svg:height="1.5cm" svg:x="13.25cm" svg:y="12.25cm">
          <draw:text-box>
            <text:p text:style-name="P2"><text:span text:style-name="T4">修复</text:span></text:p>
          </draw:text-box>
        </draw:frame>
        <draw:frame draw:style-name="gr7" draw:text-style-name="P2" draw:layer="layout" svg:width="17.65cm" svg:height="5.748cm" svg:x="7.75cm" svg:y="0.002cm">
          <draw:image xlink:href="Pictures/10000001000001CC000000D763632CCD.png" xlink:type="simple" xlink:show="embed" xlink:actuate="onLoad" draw:mime-type="image/png">
            <text:p/>
          </draw:image>
        </draw:frame>
        <draw:frame draw:style-name="gr3" draw:text-style-name="P4" draw:layer="layout" svg:width="9.095cm" svg:height="4.25cm" svg:x="16.305cm" svg:y="5.75cm">
          <draw:image xlink:href="Pictures/10000001000001CC000000D795F2FE1B.png" xlink:type="simple" xlink:show="embed" xlink:actuate="onLoad" draw:mime-type="image/png">
            <text:p/>
          </draw:image>
        </draw:frame>
        <draw:frame draw:style-name="gr8" draw:text-style-name="P9" draw:layer="layout" svg:width="5cm" svg:height="2.122cm" svg:x="20.25cm" svg:y="0.25cm">
          <draw:text-box>
            <text:p text:style-name="P8"><text:span text:style-name="T5">NEW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Heavy" svg:font-family="'MiSans Heavy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6-01-27T22:03:17.708613300</dc:date>
    <meta:editing-duration>PT1H19M45S</meta:editing-duration>
    <meta:editing-cycles>6</meta:editing-cycles>
    <meta:generator>LibreOffice/25.8.3.2$Windows_X86_64 LibreOffice_project/8ca8d55c161d602844f5428fa4b58097424e324e</meta:generator>
    <meta:document-statistic meta:object-count="10"/>
  </office:meta>
</office:document-meta>
</file>